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termineCandidateConstructors( Class &lt; ? &gt; beanClass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tBeanType( Class &lt; ? &gt; beanClass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termineBeanType( Class &lt; ? &gt; beanClass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EarlyBeanReference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